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5.3975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5.60916666666667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8" table:number-columns-repeated="1637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aster Stückliste</text:p>
          </table:table-cell>
          <table:table-cell table:number-columns-repeated="8" table:style-name="ce1"/>
          <table:table-cell table:style-name="ce2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Dist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Pins</text:p>
          </table:table-cell>
          <table:table-cell office:value-type="string" table:style-name="ce1">
            <text:p>Qty</text:p>
          </table:table-cell>
          <table:table-cell table:style-name="ce1"/>
          <table:table-cell office:value-type="string" table:style-name="ce2">
            <text:p>Price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TPS70933DBVT</text:p>
          </table:table-cell>
          <table:table-cell table:number-columns-repeated="2" table:style-name="ce3"/>
          <table:table-cell office:value-type="string" table:style-name="ce3">
            <text:p>TPS70933DBVT</text:p>
          </table:table-cell>
          <table:table-cell office:value-type="string" table:style-name="ce4">
            <text:p>TI</text:p>
          </table:table-cell>
          <table:table-cell office:value-type="string" table:style-name="ce5">
            <text:p>SOT95P280X145-5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currency" office:value="0.62" table:style-name="ce2">
            <text:p>€ 0,62</text:p>
          </table:table-cell>
          <table:table-cell office:value-type="float" office:value="0.62" table:formula="of:=[.K7]*[.I7]" table:style-name="ce1">
            <text:p>0,62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5">
            <text:p>MF-CAP-0402-0.1uF</text:p>
          </table:table-cell>
          <table:table-cell table:style-name="ce5"/>
          <table:table-cell office:value-type="string" table:style-name="ce5">
            <text:p><text:a xlink:href="https://www.mouser.at/ProductDetail/TDK/CGA2B3X7R1H104K050BE?qs=sGAEpiMZZMukHu%252bjC5l7Yd%252b7PrIBbtHYC5cADRFWnoI%3D">CGA2B3X7R1H104K050BE</text:a></text:p>
          </table:table-cell>
          <table:table-cell office:value-type="string" table:style-name="ce5">
            <text:p>0.1uF</text:p>
          </table:table-cell>
          <table:table-cell office:value-type="string" table:style-name="ce1">
            <text:p>TDK</text:p>
          </table:table-cell>
          <table:table-cell office:value-type="string" table:style-name="ce5">
            <text:p>C040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currency" office:value="0.17899999999999999" table:style-name="ce2">
            <text:p>€ 0,18</text:p>
          </table:table-cell>
          <table:table-cell office:value-type="currency" office:value="1.611" table:formula="of:=[.K8]*[.I8]" table:style-name="ce2">
            <text:p>€ 1,61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TDK C1005X5R0J475K050BC</text:p>
          </table:table-cell>
          <table:table-cell table:number-columns-repeated="2" table:style-name="ce3"/>
          <table:table-cell office:value-type="string" table:style-name="ce3">
            <text:p>4.7 uf</text:p>
          </table:table-cell>
          <table:table-cell office:value-type="string" table:style-name="ce1">
            <text:p>TDK</text:p>
          </table:table-cell>
          <table:table-cell office:value-type="string" table:style-name="ce5">
            <text:p>C04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currency" office:value="0.34" table:style-name="ce2">
            <text:p>€ 0,34</text:p>
          </table:table-cell>
          <table:table-cell office:value-type="float" office:value="0.34" table:formula="of:=[.K9]*[.I9]" table:style-name="ce1">
            <text:p>0,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3">
            <text:p>C2</text:p>
          </table:table-cell>
          <table:table-cell office:value-type="string" table:style-name="ce3">
            <text:p>C2</text:p>
          </table:table-cell>
          <table:table-cell table:style-name="ce1"/>
          <table:table-cell office:value-type="string" table:style-name="ce3">
            <text:p>2.2uf</text:p>
          </table:table-cell>
          <table:table-cell office:value-type="string" table:style-name="ce3">
            <text:p>TDK</text:p>
          </table:table-cell>
          <table:table-cell office:value-type="string" table:style-name="ce5">
            <text:p>C04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5">
            <text:p>MF-CAP-0402-0.01uF</text:p>
          </table:table-cell>
          <table:table-cell table:style-name="ce5"/>
          <table:table-cell office:value-type="string" table:style-name="ce5">
            <text:p>C1005X8R1E103K050BE</text:p>
          </table:table-cell>
          <table:table-cell office:value-type="string" table:style-name="ce1">
            <text:p>0.01.uf</text:p>
          </table:table-cell>
          <table:table-cell office:value-type="string" table:style-name="ce1">
            <text:p>TDK</text:p>
          </table:table-cell>
          <table:table-cell office:value-type="string" table:style-name="ce5">
            <text:p>C04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currency" office:value="0.17" table:style-name="ce2">
            <text:p>€ 0,17</text:p>
          </table:table-cell>
          <table:table-cell office:value-type="float" office:value="0.17" table:formula="of:=[.K11]*[.I11]" table:style-name="ce1">
            <text:p>0,17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5">
            <text:p>MF-CAP-0402-1uF</text:p>
          </table:table-cell>
          <table:table-cell table:style-name="ce5"/>
          <table:table-cell office:value-type="string" table:style-name="ce5">
            <text:p><text:a xlink:href="https://www.mouser.at/ProductDetail/TDK/C1005X5R1E105K050BE?qs=sGAEpiMZZMukHu%252bjC5l7YS%2F0KY9lyT7rTW%2FRETde%2Fjg%3D">C1005X5R1E105K050BE</text:a></text:p>
          </table:table-cell>
          <table:table-cell office:value-type="string" table:style-name="ce1">
            <text:p>1 uf</text:p>
          </table:table-cell>
          <table:table-cell office:value-type="string" table:style-name="ce1">
            <text:p>TDK</text:p>
          </table:table-cell>
          <table:table-cell office:value-type="string" table:style-name="ce5">
            <text:p>C04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currency" office:value="0.16200000000000001" table:style-name="ce2">
            <text:p>€ 0,16</text:p>
          </table:table-cell>
          <table:table-cell office:value-type="float" office:value="0.32400000000000001" table:formula="of:=[.K12]*[.I12]" table:style-name="ce1">
            <text:p>0,32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3">
            <text:p>TDK C1005X7R1H222K050BA</text:p>
          </table:table-cell>
          <table:table-cell table:number-columns-repeated="2" table:style-name="ce3"/>
          <table:table-cell office:value-type="string" table:style-name="ce1">
            <text:p>2.2 nF</text:p>
          </table:table-cell>
          <table:table-cell office:value-type="string" table:style-name="ce1">
            <text:p>TDK</text:p>
          </table:table-cell>
          <table:table-cell office:value-type="string" table:style-name="ce5">
            <text:p>C04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currency" office:value="0.153" table:style-name="ce2">
            <text:p>€ 0,15</text:p>
          </table:table-cell>
          <table:table-cell office:value-type="float" office:value="0.153" table:formula="of:=[.K13]*[.I13]" table:style-name="ce1">
            <text:p>0,153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TDK CGA2B2C0G1H070D050BA</text:p>
          </table:table-cell>
          <table:table-cell table:number-columns-repeated="2" table:style-name="ce3"/>
          <table:table-cell office:value-type="string" table:style-name="ce1">
            <text:p>7 pF</text:p>
          </table:table-cell>
          <table:table-cell office:value-type="string" table:style-name="ce1">
            <text:p>TDK</text:p>
          </table:table-cell>
          <table:table-cell office:value-type="string" table:style-name="ce1">
            <text:p>C04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currency" office:value="8.5000000000000006E-2" table:style-name="ce2">
            <text:p>€ 0,09</text:p>
          </table:table-cell>
          <table:table-cell office:value-type="float" office:value="0.17" table:formula="of:=[.K14]*[.I14]" table:style-name="ce1">
            <text:p>0,17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Osram Opto LW P473-Q2S1-FKPL-1</text:p>
          </table:table-cell>
          <table:table-cell table:number-columns-repeated="2" table:style-name="ce3"/>
          <table:table-cell table:style-name="ce1"/>
          <table:table-cell office:value-type="string" table:style-name="ce1">
            <text:p>Osram</text:p>
          </table:table-cell>
          <table:table-cell office:value-type="string" table:style-name="ce5">
            <text:p>P47F-BOTTOM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currency" office:value="0.83" table:style-name="ce2">
            <text:p>€ 0,83</text:p>
          </table:table-cell>
          <table:table-cell office:value-type="float" office:value="3.32" table:formula="of:=[.K15]*[.I15]" table:style-name="ce1">
            <text:p>3,32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STM32F303RET6</text:p>
          </table:table-cell>
          <table:table-cell table:number-columns-repeated="2" table:style-name="ce3"/>
          <table:table-cell office:value-type="string" table:style-name="ce3">
            <text:p> STM32F303RET6</text:p>
          </table:table-cell>
          <table:table-cell office:value-type="string" table:style-name="ce1">
            <text:p>STMicroelectronics</text:p>
          </table:table-cell>
          <table:table-cell office:value-type="string" table:style-name="ce5">
            <text:p>QFP50P1200X1200X160-64N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currency" office:value="6.11" table:style-name="ce2">
            <text:p>€ 6,11</text:p>
          </table:table-cell>
          <table:table-cell office:value-type="float" office:value="6.11" table:formula="of:=[.K16]*[.I16]" table:style-name="ce1">
            <text:p>6,11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ABS07-32.768KHZ-7-T</text:p>
          </table:table-cell>
          <table:table-cell table:number-columns-repeated="2" table:style-name="ce3"/>
          <table:table-cell table:style-name="ce1"/>
          <table:table-cell office:value-type="string" table:style-name="ce1">
            <text:p>Abracon</text:p>
          </table:table-cell>
          <table:table-cell office:value-type="string" table:style-name="ce5">
            <text:p>ABS-0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currency" office:value="0.57999999999999996" table:style-name="ce2">
            <text:p>€ 0,58</text:p>
          </table:table-cell>
          <table:table-cell office:value-type="float" office:value="0.57999999999999996" table:formula="of:=[.K17]*[.I17]" table:style-name="ce1">
            <text:p>0,58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5">
            <text:p>MF-RES-0402-4.7K</text:p>
          </table:table-cell>
          <table:table-cell table:number-columns-repeated="2" table:style-name="ce5"/>
          <table:table-cell office:value-type="string" table:style-name="ce1">
            <text:p>4.7k</text:p>
          </table:table-cell>
          <table:table-cell table:style-name="ce1"/>
          <table:table-cell office:value-type="string" table:style-name="ce1">
            <text:p>R04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office:value-type="float" office:value="0" table:formula="of:=[.K18]*[.I18]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string" table:style-name="ce1">
            <text:p>330 ohm</text:p>
          </table:table-cell>
          <table:table-cell table:style-name="ce1"/>
          <table:table-cell office:value-type="string" table:style-name="ce1">
            <text:p>R040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table:style-name="ce2"/>
          <table:table-cell office:value-type="float" office:value="0" table:formula="of:=[.K19]*[.I19]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460 ohm</text:p>
          </table:table-cell>
          <table:table-cell table:style-name="ce1"/>
          <table:table-cell office:value-type="string" table:style-name="ce1">
            <text:p>R040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style-name="ce1"/>
          <table:table-cell table:style-name="ce2"/>
          <table:table-cell office:value-type="float" office:value="0" table:formula="of:=[.K20]*[.I20]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5% 100mW</text:p>
          </table:table-cell>
          <table:table-cell table:number-columns-repeated="2" table:style-name="ce1"/>
          <table:table-cell office:value-type="string" table:style-name="ce1">
            <text:p>100k</text:p>
          </table:table-cell>
          <table:table-cell table:style-name="ce1"/>
          <table:table-cell office:value-type="string" table:style-name="ce1">
            <text:p>R04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office:value-type="float" office:value="0" table:formula="of:=[.K21]*[.I21]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3">
            <text:p>Samtec TSM-105-03-L-DV</text:p>
          </table:table-cell>
          <table:table-cell table:number-columns-repeated="2" table:style-name="ce3"/>
          <table:table-cell table:style-name="ce1"/>
          <table:table-cell office:value-type="string" table:style-name="ce1">
            <text:p>Samtec</text:p>
          </table:table-cell>
          <table:table-cell office:value-type="string" table:style-name="ce1">
            <text:p>2X05SMD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currency" office:value="1.4" table:style-name="ce2">
            <text:p>€ 1,40</text:p>
          </table:table-cell>
          <table:table-cell office:value-type="float" office:value="1.4" table:formula="of:=[.K22]*[.I22]" table:style-name="ce1">
            <text:p>1,4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Cypress Semiconductor CY8CMBR3116-LQXI</text:p>
          </table:table-cell>
          <table:table-cell table:number-columns-repeated="2" table:style-name="ce3"/>
          <table:table-cell office:value-type="string" table:style-name="ce4">
            <text:p>CY8CMBR3116-LQXI</text:p>
          </table:table-cell>
          <table:table-cell office:value-type="string" table:style-name="ce1">
            <text:p>Cypress</text:p>
          </table:table-cell>
          <table:table-cell office:value-type="string" table:style-name="ce5">
            <text:p>QFN50P400X400X60-25N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currency" office:value="2.5" table:style-name="ce2">
            <text:p>€ 2,50</text:p>
          </table:table-cell>
          <table:table-cell office:value-type="float" office:value="2.5" table:formula="of:=[.K23]*[.I23]" table:style-name="ce1">
            <text:p>2,5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TMicroelectronics HTS221TR</text:p>
          </table:table-cell>
          <table:table-cell table:number-columns-repeated="2" table:style-name="ce1"/>
          <table:table-cell office:value-type="string" table:style-name="ce1">
            <text:p>HTS221TR</text:p>
          </table:table-cell>
          <table:table-cell office:value-type="string" table:style-name="ce1">
            <text:p>STMicroelectronics</text:p>
          </table:table-cell>
          <table:table-cell office:value-type="string" table:style-name="ce5">
            <text:p>HLGA-6L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currency" office:value="2.95" table:style-name="ce2">
            <text:p>€ 2,95</text:p>
          </table:table-cell>
          <table:table-cell office:value-type="float" office:value="2.95" table:formula="of:=[.K24]*[.I24]" table:style-name="ce1">
            <text:p>2,95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6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Christian Dürnberger</meta:initial-creator>
    <dc:creator>Dürnberger Christian</dc:creator>
    <meta:creation-date>2018-08-26T17:30:59Z</meta:creation-date>
    <dc:date>2018-08-27T12:45:49Z</dc:date>
    <meta:editing-cycles>15</meta:editing-cycles>
    <meta:editing-duration>PT0S</meta:editing-duration>
  </office:meta>
</office:document-meta>
</file>